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5.08cm" svg:x="0cm" svg:y="0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 N</meta:initial-creator>
    <meta:creation-date>2012-03-27T02:19:50</meta:creation-date>
    <dc:date>2012-03-27T02:25:54</dc:date>
    <dc:creator>L N</dc:creator>
    <meta:editing-duration>PT6M6S</meta:editing-duration>
    <meta:editing-cycles>1</meta:editing-cycles>
    <meta:document-statistic meta:object-count="1"/>
    <meta:generator>OpenOffice.org/3.3$Unix OpenOffice.org_project/330m20$Build-9567</meta:generator>
  </office:meta>
</office:document-meta>
</file>